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1700000132EE67474A.jpg"/>
  <manifest:file-entry manifest:media-type="image/jpeg" manifest:full-path="Pictures/1000000000000258000000B948600936.jpg"/>
  <manifest:file-entry manifest:media-type="image/png" manifest:full-path="Pictures/1000020100000090000000FC646365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7.5cm" svg:y="0.335cm" svg:width="8.082cm" svg:height="4.648cm" draw:z-index="0"><draw:image xlink:href="Pictures/1000000000000258000000B948600936.jpg" xlink:type="simple" xlink:show="embed" xlink:actuate="onLoad"/></draw:frame><draw:frame draw:style-name="fr1" draw:name="graphics2" text:anchor-type="paragraph" svg:x="0.12cm" svg:y="0.335cm" svg:width="7.382cm" svg:height="4.648cm" draw:z-index="1"><draw:image xlink:href="Pictures/100000000000011700000132EE67474A.jpg" xlink:type="simple" xlink:show="embed" xlink:actuate="onLoad"/></draw:frame><draw:frame draw:style-name="fr1" draw:name="graphics3" text:anchor-type="paragraph" svg:x="6.428cm" svg:y="4.981cm" svg:width="3.81cm" svg:height="5.805cm" draw:z-index="2"><draw:image xlink:href="Pictures/1000020100000090000000FC646365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05:25:51</meta:creation-date>
    <meta:document-statistic meta:table-count="0" meta:image-count="3" meta:object-count="0" meta:page-count="1" meta:paragraph-count="0" meta:word-count="0" meta:character-count="0" meta:non-whitespace-character-count="0"/>
    <dc:date>2012-06-10T05:28:11</dc:date>
    <meta:editing-duration>PT2M21S</meta:editing-duration>
    <meta:editing-cycles>1</meta:editing-cycles>
    <meta:generator>LibreOffice/3.4$Unix LibreOffice_project/340m1$Build-502</meta:generator>
  </office:meta>
</office:document-meta>
</file>